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do text</text:p><text:p text:style-name="P7">from document(at=header, format='odt')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do text if len(self.getApplicants()) &gt; 1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do text if not len(self.getApplicants()) &gt; 1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do text if len(self.getApplicants()) &gt; 1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do text if not len(self.getApplicants()) &gt; 1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do text if len(self.getInvestigationArticles()) &gt; 1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do text if len(self.getInvestigationArticles()) == 1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do section- for article in self.getInvestigationArticles()</text:p></office:annotation><text:span text:style-name="T4"><text:s/></text:span><text:span text:style-name="T4"><office:annotation><dc:creator>Stéphan Geulette</dc:creator><dc:date>2011-04-11T13:26:13</dc:date><text:p text:style-name="P7">do text</text:p><text:p text:style-name="P7">from xhtml(self.portal_urban.decorateHTML('UrbanBody',self.getTerm('investigationarticles', article).getFormattedDescription()))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do text if urbanEventObj.getClaimsDate()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do text if urbanEventObj.getExplanationsDate()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do text</text:p><text:p text:style-name="P7">from document(at=signatures, format='odt')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6:57.884599567</dc:date>
    <dc:language>fr-FR</dc:language>
    <meta:editing-cycles>78</meta:editing-cycles>
    <meta:editing-duration>P1DT9H52M28S</meta:editing-duration>
    <meta:document-statistic meta:table-count="0" meta:image-count="0" meta:object-count="0" meta:page-count="2" meta:paragraph-count="20" meta:word-count="269" meta:character-count="2184" meta:non-whitespace-character-count="1965"/>
    <meta:user-defined meta:name="Info 1"/>
    <meta:user-defined meta:name="Info 2"/>
    <meta:user-defined meta:name="Info 3"/>
    <meta:user-defined meta:name="Info 4"/>
  </office:meta>
</office:document-meta>
</file>